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4.24cm" fo:min-width="3.99cm" fo:padding-top="0.143cm" fo:padding-bottom="0.143cm" fo:padding-left="0.268cm" fo:padding-right="0.268cm"/>
    </style:style>
    <style:style style:name="gr2" style:family="graphic" style:parent-style-name="objectwithoutfill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style:font-name="Liberation Sans2" fo:font-size="8pt" style:font-name-asian="Liberation Sans2" style:font-size-asian="8pt" style:font-name-complex="Liberation Sans2" style:font-size-complex="8pt"/>
    </style:style>
    <style:style style:name="T2" style:family="text">
      <style:text-properties style:text-position="-8% 58%" style:font-name="Liberation Sans2" fo:font-size="8pt" style:font-name-asian="Liberation Sans2" style:font-size-asian="8pt" style:font-name-complex="Liberation Sans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1.532cm" svg:y="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495cm" svg:y1="5.343cm" svg:x2="9.013cm" svg:y2="5.343cm">
          <text:p/>
        </draw:line>
        <draw:line draw:style-name="gr2" draw:text-style-name="P1" draw:layer="layout" svg:x1="3.17cm" svg:y1="2.571cm" svg:x2="8.962cm" svg:y2="6.002cm">
          <text:p/>
        </draw:line>
        <draw:custom-shape draw:style-name="gr3" draw:text-style-name="P2" draw:layer="layout" svg:width="0.127cm" svg:height="0.127cm" svg:x="4.623cm" svg:y="5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256cm" svg:y1="5.361cm" svg:x2="7.438cm" svg:y2="5.101cm">
          <text:p/>
        </draw:line>
        <draw:frame draw:style-name="gr5" draw:text-style-name="P3" draw:layer="layout" svg:width="0.753cm" svg:height="0.569cm" svg:x="6.812cm" svg:y="4.832cm">
          <draw:text-box>
            <text:p><text:span text:style-name="T1">θ</text:span></text:p>
          </draw:text-box>
        </draw:frame>
        <draw:frame draw:style-name="gr5" draw:text-style-name="P3" draw:layer="layout" svg:width="1.082cm" svg:height="0.569cm" svg:x="3.813cm" svg:y="5.233cm">
          <draw:text-box>
            <text:p><text:span text:style-name="T1">τ</text:span><text:span text:style-name="T2">ν</text:span></text:p>
          </draw:text-box>
        </draw:frame>
        <draw:frame draw:style-name="gr5" draw:text-style-name="P3" draw:layer="layout" svg:width="1.082cm" svg:height="0.569cm" svg:x="4.813cm" svg:y="3.234cm">
          <draw:text-box>
            <text:p><text:span text:style-name="T1">τ</text:span><text:span text:style-name="T2">ν,</text:span><text:span text:style-name="T2">θ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26T16:17:50.605679531</meta:creation-date>
    <dc:date>2025-11-27T17:34:47.643381743</dc:date>
    <meta:editing-duration>PT6H51M52S</meta:editing-duration>
    <meta:editing-cycles>11</meta:editing-cycles>
    <meta:generator>LibreOffice/7.3.7.2$Linux_X86_64 LibreOffice_project/30$Build-2</meta:generator>
    <meta:document-statistic meta:object-count="8"/>
  </office:meta>
</office:document-meta>
</file>